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style:text-underline-type="single" fo:font-style="italic" fo:font-weight="normal"/>
    </style:style>
    <style:style style:family="text" style:name="T2" style:display-name="T2">
      <style:text-properties fo:font-weight="normal"/>
    </style:style>
    <style:style style:family="paragraph" style:name="P1" style:display-name="P1" style:parent-style-name="Normal">
      <style:text-properties fo:font-weight="bold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PROGRAMMA 2: <text:span text:style-name="T1">PRECISIONE MACCHINA</text:span></text:p>
        <text:p text:style-name="P1"/>
        <text:p text:style-name="P1"><text:span text:style-name="T2">Questo programma ci permette di calcolare la precisione macchina, ovvero il più piccolo numero (appartenente all' insieme F dei numeri macchina) diverso in valore assoluto da zero. Tale valore inoltre indica la differenza tra un numero </text:span>﻿<text:span text:style-name="T2">∈</text:span><text:span text:style-name="T2"> F e il successivo (o precedente)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Rocco </meta:initial-creator>
    <dc:creator>Rocco </dc:creator>
    <meta:creation-date>2015-01-19T18:46:32.486908472</meta:creation-date>
    <dc:date>Mon Jan 19 19:03:09 2015
</dc:date>
  </office:meta>
</office:document-meta>
</file>